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a05" officeooo:paragraph-rsid="0011ba0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ba05" officeooo:paragraph-rsid="0011ba0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1ba05" officeooo:paragraph-rsid="0011ba0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ограммирование на основе классов и шаблонов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08:44:34.076981949</meta:creation-date>
    <dc:date>2018-02-12T11:52:51.413656569</dc:date>
    <meta:editing-duration>PT2H58M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6" meta:character-count="45" meta:non-whitespace-character-count="40"/>
  </office:meta>
</office:document-meta>
</file>